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99cm" svg:height="1.299cm" draw:transform="rotate (-0.223053078404875) translate (3.0358640519189cm 7.094503202106cm)" svg:viewBox="0 0 2300 1300" svg:d="M2259 886c-146 340-766 518-1436 349-669-169-980-522-746-850 234-327 851-475 1467-328s861 489 715 829z">
          <text:p/>
        </draw:path>
        <draw:path draw:style-name="gr2" draw:text-style-name="P1" draw:layer="layout" svg:width="5.548cm" svg:height="0.766cm" draw:transform="rotate (-1.55264490257416) translate (5.2266214128368cm 2.7274977257257cm)" svg:viewBox="0 0 5549 767" svg:d="M138 708c340 31 1565 44 2285 55 719 9 2718-2 3091-9 129 5-139-710-252-710-368 1-1608 83-2444 90-836 11-2407-82-2764-134-121-16-16 698 84 708z">
          <text:p/>
        </draw:path>
        <draw:path draw:style-name="gr2" draw:text-style-name="P1" draw:layer="layout" svg:width="0.902cm" svg:height="0.661cm" draw:transform="skewX (0.001221730476396) rotate (-2.1556561591382) translate (5.402623985261cm 7.957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036cm" svg:height="2.527cm" draw:transform="rotate (-2.20435084526884) translate (7.18281693924699cm 3.9160679163902cm)" svg:viewBox="0 0 1037 2528" svg:d="M1035 2322c-48-198-152-673-188-1074-36-400 62-1012 75-1119 12-107-888-234-901 16-14 249-39 685 1 1207 40 523 55 680 123 1085 30 171 938 83 890-115z">
          <text:p/>
        </draw:path>
        <draw:path draw:style-name="gr2" draw:text-style-name="P1" draw:layer="layout" svg:width="0.903cm" svg:height="0.661cm" draw:transform="skewX (0.00122173047639602) rotate (-2.15687788961459) translate (5.3546401432275cm 2.729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rotate (-2.15687788961459) translate (7.2336244787324cm 3.9659614417958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33:53.409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